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5.401cm"/>
    </style:style>
    <style:style style:name="co6" style:family="table-column">
      <style:table-column-properties fo:break-before="auto" style:column-width="12.222cm"/>
    </style:style>
    <style:style style:name="co7" style:family="table-column">
      <style:table-column-properties fo:break-before="auto" style:column-width="3.701cm"/>
    </style:style>
    <style:style style:name="co8" style:family="table-column">
      <style:table-column-properties fo:break-before="auto" style:column-width="13.739cm"/>
    </style:style>
    <style:style style:name="co9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5" table:default-cell-style-name="Default"/>
        <table:table-row table:style-name="ro4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4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7　メモリ管理と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7.1　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7.2　参照カウント方式の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7.3　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弱参照</text:p>
          </table:table-cell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memory profiler</text:p>
          </table:table-cell>
        </table:table-row>
        <table:table-row table:style-name="ro4">
          <table:table-cell office:value-type="string" calcext:value-type="string">
            <text:p><text:s text:c="4"/>ステップ18　メモリ使用量を減らすモ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8.1　不要な微分は保持しない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8.2　Functionクラスの復習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8.3　Configクラス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8.4　モードを切り替え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8.5　with文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3　len関数とprint関数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__repr__</text:p>
          </table:table-cell>
        </table:table-row>
        <table:table-row table:style-name="ro4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6" table:default-cell-style-name="ce5"/>
        <table:table-column table:style-name="co2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5　高階微分の計算グラフ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1　tanh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2　tanh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3　高階微分の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6　高階微分以外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6.1　doublebackprop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6.2　ディープラーニングの研究で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8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9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00/00/00</text:date>, <text:time style:data-style-name="N2" text:time-value="10:01:54.867010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5T14:49:37.538544937</dc:date>
    <meta:editing-duration>P5DT8H55M10S</meta:editing-duration>
    <meta:editing-cycles>52</meta:editing-cycles>
    <meta:document-statistic meta:table-count="6" meta:cell-count="426" meta:object-count="0"/>
    <meta:user-defined meta:name=""/>
  </office:meta>
</office:document-meta>
</file>